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4.642cm" fo:min-width="17.915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3.814cm" fo:min-width="16.6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6.3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06cm" fo:min-width="16.772cm"/>
      <style:paragraph-properties style:writing-mode="lr-tb"/>
    </style:style>
    <style:style style:name="gr5" style:family="graphic" style:parent-style-name="standard">
      <style:graphic-properties svg:stroke-color="#bf0041" draw:fill-color="#ffffff" draw:textarea-horizontal-align="justify" draw:textarea-vertical-align="middle" draw:auto-grow-height="false" fo:min-height="1.147cm" fo:min-width="15.883cm"/>
    </style:style>
    <style:style style:name="gr6" style:family="graphic" style:parent-style-name="standard">
      <style:graphic-properties svg:stroke-color="#158466" draw:fill-color="#ffffff" draw:textarea-horizontal-align="justify" draw:textarea-vertical-align="middle" draw:auto-grow-height="false" fo:min-height="0.766cm" fo:min-width="9.152cm"/>
      <style:paragraph-properties style:writing-mode="lr-tb"/>
    </style:style>
    <style:style style:name="gr7" style:family="graphic" style:parent-style-name="standard">
      <style:graphic-properties svg:stroke-color="#158466" draw:fill-color="#ffffff" draw:textarea-horizontal-align="justify" draw:textarea-vertical-align="middle" draw:auto-grow-height="false" fo:min-height="0.766cm" fo:min-width="4.834cm"/>
      <style:paragraph-properties style:writing-mode="lr-tb"/>
    </style:style>
    <style:style style:name="gr8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7.247cm"/>
      <style:paragraph-properties style:writing-mode="lr-tb"/>
    </style:style>
    <style:style style:name="gr9" style:family="graphic" style:parent-style-name="standard">
      <style:graphic-properties svg:stroke-color="#bf0041" draw:fill-color="#ffffff" draw:textarea-horizontal-align="justify" draw:textarea-vertical-align="middle" draw:auto-grow-height="false" fo:min-height="0.258cm" fo:min-width="4.707cm"/>
      <style:paragraph-properties style:writing-mode="lr-tb"/>
    </style:style>
    <style:style style:name="gr10" style:family="graphic" style:parent-style-name="standard">
      <style:graphic-properties svg:stroke-color="#bf0041" draw:fill-color="#ffffff" draw:textarea-horizontal-align="justify" draw:textarea-vertical-align="middle" draw:auto-grow-height="false" fo:min-height="0.385cm" fo:min-width="1.786cm"/>
      <style:paragraph-properties style:writing-mode="lr-tb"/>
    </style:style>
    <style:style style:name="gr11" style:family="graphic" style:parent-style-name="standard">
      <style:graphic-properties svg:stroke-color="#bf0041" draw:fill-color="#ffffff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3.945cm"/>
      <style:paragraph-properties style:writing-mode="lr-tb"/>
    </style:style>
    <style:style style:name="gr13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3.945cm"/>
    </style:style>
    <style:style style:name="gr14" style:family="graphic" style:parent-style-name="standard">
      <style:graphic-properties svg:stroke-color="#bf0041" draw:fill-color="#ffffff" draw:textarea-horizontal-align="justify" draw:textarea-vertical-align="middle" draw:auto-grow-height="false" fo:min-height="0.131cm" fo:min-width="16.137cm"/>
      <style:paragraph-properties style:writing-mode="lr-tb"/>
    </style:style>
    <style:style style:name="gr15" style:family="graphic" style:parent-style-name="standard">
      <style:graphic-properties svg:stroke-color="#bf0041" draw:fill-color="#ffffff" draw:textarea-horizontal-align="justify" draw:textarea-vertical-align="middle" draw:auto-grow-height="false" fo:min-height="2.036cm" fo:min-width="10.93cm"/>
      <style:paragraph-properties style:writing-mode="lr-tb"/>
    </style:style>
    <style:style style:name="gr16" style:family="graphic" style:parent-style-name="standard">
      <style:graphic-properties svg:stroke-color="#bf0041" draw:fill-color="#ffffff" draw:textarea-horizontal-align="justify" draw:textarea-vertical-align="middle" draw:auto-grow-height="false" fo:min-height="1.274cm" fo:min-width="15.756cm"/>
    </style:style>
    <style:style style:name="gr17" style:family="graphic" style:parent-style-name="standard">
      <style:graphic-properties svg:stroke-color="#bf0041" draw:fill-color="#ffffff" draw:textarea-horizontal-align="justify" draw:textarea-vertical-align="middle" draw:auto-grow-height="false" fo:min-height="0.766cm" fo:min-width="2.167cm"/>
    </style:style>
    <style:style style:name="gr18" style:family="graphic" style:parent-style-name="standard">
      <style:graphic-properties svg:stroke-color="#bf0041" draw:fill-color="#ffffff" draw:textarea-horizontal-align="justify" draw:textarea-vertical-align="middle" draw:auto-grow-height="false" fo:min-height="8.767cm" fo:min-width="14.994cm"/>
    </style:style>
    <style:style style:name="gr19" style:family="graphic" style:parent-style-name="standard">
      <style:graphic-properties svg:stroke-color="#bf0041" draw:fill-color="#ffffff" draw:textarea-horizontal-align="justify" draw:textarea-vertical-align="middle" draw:auto-grow-height="false" fo:min-height="3.433cm" fo:min-width="15.375cm"/>
    </style:style>
    <style:style style:name="gr20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3.691cm"/>
      <style:paragraph-properties style:writing-mode="lr-tb"/>
    </style:style>
    <style:style style:name="gr21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3.437cm"/>
      <style:paragraph-properties style:writing-mode="lr-tb"/>
    </style:style>
    <style:style style:name="gr22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1.659cm"/>
      <style:paragraph-properties style:writing-mode="lr-tb"/>
    </style:style>
    <style:style style:name="gr23" style:family="graphic" style:parent-style-name="standard">
      <style:graphic-properties svg:stroke-color="#158466" draw:fill-color="#ffffff" draw:textarea-horizontal-align="justify" draw:textarea-vertical-align="middle" draw:auto-grow-height="false" fo:min-height="0.385cm" fo:min-width="14.994cm"/>
      <style:paragraph-properties style:writing-mode="lr-tb"/>
    </style:style>
    <style:style style:name="gr24" style:family="graphic" style:parent-style-name="standard">
      <style:graphic-properties svg:stroke-color="#158466" draw:fill-color="#ffffff" draw:textarea-horizontal-align="justify" draw:textarea-vertical-align="middle" draw:auto-grow-height="false" fo:min-height="0.512cm" fo:min-width="14.994cm"/>
      <style:paragraph-properties style:writing-mode="lr-tb"/>
    </style:style>
    <style:style style:name="gr25" style:family="graphic" style:parent-style-name="standard">
      <style:graphic-properties svg:stroke-color="#158466" draw:fill-color="#ffffff" draw:textarea-horizontal-align="justify" draw:textarea-vertical-align="middle" draw:auto-grow-height="false" fo:min-height="0.639cm" fo:min-width="14.99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ff0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8000"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color="#800080"/>
    </style:style>
    <style:style style:name="P6" style:family="paragraph">
      <loext:graphic-properties draw:fill-color="#ffffff"/>
      <style:paragraph-properties fo:text-align="center"/>
      <style:text-properties fo:color="#800080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color="#800080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color="#800080"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  <style:text-properties fo:color="#ff8000" fo:font-size="4pt" style:font-size-asian="4pt" style:font-size-complex="4pt"/>
    </style:style>
    <style:style style:name="P10" style:family="paragraph">
      <style:paragraph-properties fo:text-align="center"/>
      <style:text-properties fo:color="#ff8000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color="#000000"/>
    </style:style>
    <style:style style:name="P13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800080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800080" fo:font-size="14pt" style:font-size-asian="14pt" style:font-size-complex="14pt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color="#800080" fo:font-size="8pt" style:font-size-asian="8pt" style:font-size-complex="8pt"/>
    </style:style>
    <style:style style:name="P19" style:family="paragraph">
      <loext:graphic-properties draw:fill="none" draw:fill-color="#ffffff"/>
      <style:text-properties fo:color="#800080" fo:font-size="10pt" style:font-size-asian="10pt" style:font-size-complex="10pt"/>
    </style:style>
    <style:style style:name="T1" style:family="text">
      <style:text-properties fo:color="#ff8000" fo:font-size="16pt" style:font-size-asian="16pt" style:font-size-complex="16pt"/>
    </style:style>
    <style:style style:name="T2" style:family="text">
      <style:text-properties fo:color="#800080" fo:font-size="8pt" style:font-size-asian="8pt" style:font-size-complex="8pt"/>
    </style:style>
    <style:style style:name="T3" style:family="text">
      <style:text-properties fo:color="#ff8000" fo:font-size="4pt" style:font-size-asian="4pt" style:font-size-complex="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800080" fo:font-size="14pt" style:font-size-asian="14pt" style:font-size-complex="14pt"/>
    </style:style>
    <style:style style:name="T6" style:family="text">
      <style:text-properties fo:color="#800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24.892cm" svg:x="1.508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45cm" svg:height="4.064cm" svg:x="2.143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891cm" svg:height="16.51cm" svg:x="2.27cm" svg:y="5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272cm" svg:height="3.556cm" svg:x="2.016cm" svg:y="22.463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383cm" svg:height="1.397cm" svg:x="2.524cm" svg:y="1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652cm" svg:height="1.016cm" svg:x="2.905cm" svg:y="1.762cm">
          <text:p text:style-name="P3"><text:span text:style-name="T1">Header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4cm" svg:height="1.016cm" svg:x="13.192cm" svg:y="1.762cm">
          <text:p text:style-name="P3"><text:span text:style-name="T1">Header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747cm" svg:height="0.889cm" svg:x="6.842cm" svg:y="3.921cm"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207cm" svg:height="0.508cm" svg:x="3.032cm" svg:y="3.159cm"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635cm" svg:x="16.367cm" svg:y="3.286cm"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0.762cm" svg:x="2.143cm" svg:y="22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445cm" svg:height="0.889cm" svg:x="2.143cm" svg:y="23.479cm">
          <text:p text:style-name="P3"><text:span text:style-name="T2">FooterSt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0.889cm" svg:x="2.143cm" svg:y="2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6.637cm" svg:height="0.381cm" svg:x="2.27cm" svg:y="25.511cm"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1.43cm" svg:height="2.286cm" svg:x="7.35cm" svg:y="22.717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6.256cm" svg:height="1.524cm" svg:x="2.651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67cm" svg:height="1.016cm" svg:x="15.859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494cm" svg:height="9.017cm" svg:x="3.032cm" svg:y="9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5.875cm" svg:height="3.683cm" svg:x="2.778cm" svg:y="18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191cm" svg:height="0.254cm" svg:x="2.27cm" svg:y="23.606cm">
          <text:p text:style-name="P3"><text:span text:style-name="T3">FooterSocialTex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937cm" svg:height="0.254cm" svg:x="2.397cm" svg:y="23.987cm">
          <text:p text:style-name="P3"><text:span text:style-name="T3">FooterSocialIco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159cm" svg:height="0.254cm" svg:x="2.27cm" svg:y="24.622cm">
          <text:p text:style-name="P3"><text:span text:style-name="T3">FooterStoreText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191cm" svg:height="0.254cm" svg:x="2.27cm" svg:y="25.003cm">
          <text:p text:style-name="P10"><text:span text:style-name="T3">FooterStoreIco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5.494cm" svg:height="0.635cm" svg:x="2.905cm" svg:y="18.526cm">
          <text:p text:style-name="P11"><text:span text:style-name="T1">ContentBanner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5.494cm" svg:height="0.762cm" svg:x="2.905cm" svg:y="19.288cm">
          <text:p text:style-name="P11"><text:span text:style-name="T1">ContentCIS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5.494cm" svg:height="0.762cm" svg:x="2.905cm" svg:y="20.177cm">
          <text:p text:style-name="P11"><text:span text:style-name="T1">ContentNew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5.494cm" svg:height="0.889cm" svg:x="2.905cm" svg:y="21.066cm">
          <text:p text:style-name="P11"><text:span text:style-name="T1">ContentPayment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2.348cm" svg:height="0.878cm" draw:transform="rotate (1.5707963267949) translate (1.646cm 4.429cm)">
          <draw:text-box>
            <text:p text:style-name="P12"><text:span text:style-name="T4">Header</text:span></text:p>
          </draw:text-box>
        </draw:frame>
        <draw:frame draw:style-name="gr27" draw:text-style-name="P14" draw:layer="layout" svg:width="1.946cm" svg:height="0.962cm" draw:transform="rotate (1.5707963267949) translate (1.816cm 12.684cm)">
          <draw:text-box>
            <text:p>Body</text:p>
          </draw:text-box>
        </draw:frame>
        <draw:frame draw:style-name="gr28" draw:text-style-name="P14" draw:layer="layout" svg:width="2.335cm" svg:height="0.962cm" draw:transform="rotate (1.5707963267949) translate (1.435cm 25.003cm)">
          <draw:text-box>
            <text:p>Footer</text:p>
          </draw:text-box>
        </draw:frame>
        <draw:frame draw:style-name="gr29" draw:text-style-name="P16" draw:layer="layout" svg:width="3.495cm" svg:height="1.343cm" svg:x="11.668cm" svg:y="22.263cm">
          <draw:text-box>
            <text:p text:style-name="P15"><text:span text:style-name="T5">FooterLink</text:span></text:p>
          </draw:text-box>
        </draw:frame>
        <draw:frame draw:style-name="gr26" draw:text-style-name="P16" draw:layer="layout" svg:width="2.847cm" svg:height="0.806cm" svg:x="8.948cm" svg:y="25.13cm">
          <draw:text-box>
            <text:p><text:span text:style-name="T5">FooterText</text:span></text:p>
          </draw:text-box>
        </draw:frame>
        <draw:frame draw:style-name="gr26" draw:text-style-name="P18" draw:layer="layout" svg:width="1.844cm" svg:height="0.569cm" svg:x="3.54cm" svg:y="22.275cm">
          <draw:text-box>
            <text:p text:style-name="P17"><text:span text:style-name="T2">FooterTitle</text:span></text:p>
          </draw:text-box>
        </draw:frame>
        <draw:frame draw:style-name="gr26" draw:text-style-name="P18" draw:layer="layout" svg:width="2.094cm" svg:height="0.569cm" svg:x="3.54cm" svg:y="23.225cm">
          <draw:text-box>
            <text:p><text:span text:style-name="T2">FooterSocial</text:span></text:p>
          </draw:text-box>
        </draw:frame>
        <draw:frame draw:style-name="gr26" draw:text-style-name="P18" draw:layer="layout" svg:width="1.996cm" svg:height="0.569cm" svg:x="3.54cm" svg:y="24.241cm">
          <draw:text-box>
            <text:p><text:span text:style-name="T2">FooterStore</text:span></text:p>
          </draw:text-box>
        </draw:frame>
        <draw:frame draw:style-name="gr26" draw:text-style-name="P16" draw:layer="layout" svg:width="2.238cm" svg:height="0.806cm" svg:x="4.731cm" svg:y="18.018cm">
          <draw:text-box>
            <text:p><text:span text:style-name="T5">Cont</text:span><text:span text:style-name="T5">ent</text:span></text:p>
          </draw:text-box>
        </draw:frame>
        <draw:frame draw:style-name="gr26" draw:text-style-name="P16" draw:layer="layout" svg:width="1.687cm" svg:height="0.806cm" svg:x="6.969cm" svg:y="8.747cm">
          <draw:text-box>
            <text:p><text:span text:style-name="T5">Table</text:span></text:p>
          </draw:text-box>
        </draw:frame>
        <draw:frame draw:style-name="gr26" draw:text-style-name="P16" draw:layer="layout" svg:width="3.36cm" svg:height="0.806cm" svg:x="11.033cm" svg:y="2.651cm">
          <draw:text-box>
            <text:p><text:span text:style-name="T5">Heade</text:span><text:span text:style-name="T5">rMenu</text:span></text:p>
          </draw:text-box>
        </draw:frame>
        <draw:frame draw:style-name="gr26" draw:text-style-name="P16" draw:layer="layout" svg:width="2.509cm" svg:height="0.806cm" svg:x="9.255cm" svg:y="5.699cm">
          <draw:text-box>
            <text:p><text:span text:style-name="T5">Menu</text:span><text:span text:style-name="T5">Bar</text:span></text:p>
          </draw:text-box>
        </draw:frame>
        <draw:frame draw:style-name="gr26" draw:text-style-name="P16" draw:layer="layout" svg:width="1.412cm" svg:height="0.806cm" svg:x="16.621cm" svg:y="7.471cm">
          <draw:text-box>
            <text:p><text:span text:style-name="T5">Sort</text:span></text:p>
          </draw:text-box>
        </draw:frame>
        <draw:frame draw:style-name="gr30" draw:text-style-name="P16" draw:layer="layout" svg:width="3.44cm" svg:height="0.933cm" svg:x="3.021cm" svg:y="3.286cm">
          <draw:text-box>
            <text:p><text:span text:style-name="T5">Header</text:span><text:span text:style-name="T5">Name</text:span></text:p>
          </draw:text-box>
        </draw:frame>
        <draw:frame draw:style-name="gr26" draw:text-style-name="P16" draw:layer="layout" svg:width="3.042cm" svg:height="0.806cm" svg:x="9.128cm" svg:y="4.356cm">
          <draw:text-box>
            <text:p text:style-name="P15"><text:span text:style-name="T5">Header</text:span><text:span text:style-name="T5">Title</text:span></text:p>
          </draw:text-box>
        </draw:frame>
        <draw:frame draw:style-name="gr26" draw:text-style-name="P19" draw:layer="layout" svg:width="2.432cm" svg:height="0.645cm" svg:x="16.221cm" svg:y="3.53cm">
          <draw:text-box>
            <text:p><text:span text:style-name="T6">HeaderLa</text:span><text:span text:style-name="T6">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7:05:45.258327716</meta:creation-date>
    <dc:date>2022-11-29T19:06:41.310978993</dc:date>
    <meta:editing-duration>PT1H34M3S</meta:editing-duration>
    <meta:editing-cycles>58</meta:editing-cycles>
    <meta:generator>LibreOffice/6.4.7.2$Linux_X86_64 LibreOffice_project/40$Build-2</meta:generator>
    <meta:document-statistic meta:object-count="43"/>
  </office:meta>
</office:document-meta>
</file>